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1.189cm"/>
    </style:style>
    <style:style style:name="Table1.B" style:family="table-column">
      <style:table-column-properties style:column-width="1.619cm"/>
    </style:style>
    <style:style style:name="Table1.C" style:family="table-column">
      <style:table-column-properties style:column-width="6.135cm"/>
    </style:style>
    <style:style style:name="Table1.D" style:family="table-column">
      <style:table-column-properties style:column-width="2.685cm"/>
    </style:style>
    <style:style style:name="Table1.F" style:family="table-column">
      <style:table-column-properties style:column-width="2.68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middle" fo:padding="0.097cm" fo:border="0.05pt solid #000000" style:writing-mode="lr-tb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size="12pt" fo:font-weight="bold" officeooo:rsid="00069b6a" officeooo:paragraph-rsid="0099fad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fo:font-weight="bold" officeooo:rsid="00c743a6" officeooo:paragraph-rsid="00c743a6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bfb263" officeooo:paragraph-rsid="00c9b655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bfb263" officeooo:paragraph-rsid="00c9b655"/>
    </style:style>
    <style:style style:name="P5" style:family="paragraph" style:parent-style-name="Standard">
      <style:paragraph-properties fo:line-height="150%"/>
      <style:text-properties fo:font-variant="normal" fo:text-transform="none" style:use-window-font-color="true" style:font-name="Arial" fo:font-size="12pt" fo:letter-spacing="normal" fo:font-style="normal" fo:font-weight="normal" officeooo:rsid="00c83a07" officeooo:paragraph-rsid="00c83a07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c83a07" officeooo:paragraph-rsid="00c83a07"/>
    </style:style>
    <style:style style:name="P7" style:family="paragraph" style:parent-style-name="Standard">
      <style:paragraph-properties fo:line-height="150%"/>
      <style:text-properties fo:font-variant="normal" fo:text-transform="none" style:use-window-font-color="true" style:font-name="Arial" fo:font-size="12pt" fo:letter-spacing="normal" fo:font-style="normal" fo:font-weight="normal" officeooo:rsid="00c9b655" officeooo:paragraph-rsid="00c9b655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c9b655" officeooo:paragraph-rsid="00c9b655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c5c510" officeooo:paragraph-rsid="00c9b655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c5c510" officeooo:paragraph-rsid="00c9b655"/>
    </style:style>
    <style:style style:name="P11" style:family="paragraph" style:parent-style-name="Standard">
      <style:paragraph-properties fo:line-height="150%"/>
      <style:text-properties fo:font-variant="normal" fo:text-transform="none" style:use-window-font-color="true" style:font-name="Arial" fo:font-size="12pt" fo:letter-spacing="normal" fo:font-style="normal" fo:font-weight="bold" officeooo:rsid="00c83a07" officeooo:paragraph-rsid="00c83a07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bold" officeooo:rsid="00c83a07" officeooo:paragraph-rsid="00c83a0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bold" officeooo:rsid="00c5c510" officeooo:paragraph-rsid="00c9b655" style:font-weight-asian="bold" style:font-weight-complex="bold"/>
    </style:style>
    <style:style style:name="P14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15" style:family="paragraph" style:parent-style-name="Standard" style:master-page-name="">
      <style:paragraph-properties style:page-number="auto"/>
      <style:text-properties style:use-window-font-color="true" style:font-name="Arial" fo:font-weight="bold" officeooo:rsid="00069b6a" officeooo:paragraph-rsid="00069b6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c83a07" officeooo:paragraph-rsid="00c83a0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6ffe5" officeooo:paragraph-rsid="00d6ffe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officeooo:rsid="00c83a07" officeooo:paragraph-rsid="00c83a07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officeooo:rsid="00c83a07" officeooo:paragraph-rsid="00d02cfb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d6ffe5" officeooo:paragraph-rsid="00d6ffe5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officeooo:rsid="00d59c99" officeooo:paragraph-rsid="00d59c99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justify" style:justify-single-word="false" style:vertical-align="middle"/>
      <style:text-properties fo:font-variant="normal" fo:text-transform="none" style:use-window-font-color="true" style:font-name="Arial1" fo:font-size="8pt" fo:letter-spacing="normal" fo:font-style="normal" fo:font-weight="normal" officeooo:rsid="0015e613" officeooo:paragraph-rsid="00d4bb52" fo:background-color="transparent" style:font-size-asian="8pt" style:font-size-complex="8pt"/>
    </style:style>
    <style:style style:name="T1" style:family="text">
      <style:text-properties officeooo:rsid="00cde1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c9b655"/>
    </style:style>
    <style:style style:name="T4" style:family="text">
      <style:text-properties officeooo:rsid="00db5bb6"/>
    </style:style>
    <style:style style:name="T5" style:family="text">
      <style:text-properties officeooo:rsid="00dbb707"/>
    </style:style>
    <style:style style:name="T6" style:family="text">
      <style:text-properties officeooo:rsid="00dce3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1">1. IDENTIFICAÇÃO DA EMPRESA</text:p>
      <text:p text:style-name="P5">Razão Social e CNPJ:</text:p>
      <text:p text:style-name="P5">Telefone:</text:p>
      <text:p text:style-name="P5">Pessoa para contato:</text:p>
      <text:p text:style-name="P11">2. PREÇ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17">LOTE</text:p>
          </table:table-cell>
          <table:table-cell table:style-name="Table1.A1" office:value-type="string">
            <text:p text:style-name="P16">ITEM</text:p>
          </table:table-cell>
          <table:table-cell table:style-name="Table1.A1" office:value-type="string">
            <text:p text:style-name="P16">SERVIÇO</text:p>
          </table:table-cell>
          <table:table-cell table:style-name="Table1.A1" office:value-type="string">
            <text:p text:style-name="P16">QUANTIDADE</text:p>
          </table:table-cell>
          <table:table-cell table:style-name="Table1.A1" office:value-type="string">
            <text:p text:style-name="P16">V<text:span text:style-name="T4">ALOR UNITÁRIO</text:span></text:p>
          </table:table-cell>
          <table:table-cell table:style-name="Table1.F1" office:value-type="string">
            <text:p text:style-name="P16">VALOR</text:p>
            <text:p text:style-name="P16">TOTAL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22">Serviços de higienização e digitalização de documentos integrantes das Pastas Funcionais, visando a formação de dossiês digitais (Assentamento Funcional Digital – AFD)</text:p>
          </table:table-cell>
          <table:table-cell table:style-name="Table1.A2" office:value-type="string">
            <text:p text:style-name="P18">454.800 páginas </text:p>
          </table:table-cell>
          <table:table-cell table:style-name="Table1.A2" office:value-type="string">
            <text:p text:style-name="P18">R$</text:p>
          </table:table-cell>
          <table:table-cell table:style-name="Table1.F2" office:value-type="string">
            <text:p text:style-name="P18">R$</text:p>
          </table:table-cell>
        </table:table-row>
        <table:table-row>
          <table:table-cell table:style-name="Table1.A2" table:number-columns-spanned="5" office:value-type="string">
            <text:p text:style-name="P21">TOTAL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19"/>
          </table:table-cell>
        </table:table-row>
      </table:table>
      <text:p text:style-name="P5"/>
      <text:p text:style-name="P6">Preço <text:span text:style-name="T5">Unitário</text:span> por extenso:</text:p>
      <text:p text:style-name="P6">Preço Total por extenso: </text:p>
      <text:p text:style-name="P12">3. VALIDADE DA PROPOSTA</text:p>
      <text:p text:style-name="P6">(Não inferior a sessenta dias corridos, a contar da data de sua apresentação)</text:p>
      <text:p text:style-name="P12">4. <text:span text:style-name="T3">COMPOSIÇÃO DOS PREÇOS</text:span></text:p>
      <text:p text:style-name="P8">Nos preços propostos acima estão incluídas todas as despesas, tributos e demais encargos de qualquer natureza incidentes sobre o objeto deste Pregão.</text:p>
      <text:p text:style-name="P8">Esta empresa declara estar ciente de que a apresentação da presente proposta implica na plena aceitação das condições estabelecidas no Edital e seus Anexos.</text:p>
      <text:p text:style-name="P7"/>
      <text:p text:style-name="P7"/>
      <text:p text:style-name="P4">Local e data</text:p>
      <text:p text:style-name="P4"/>
      <text:p text:style-name="P4"/>
      <text:p text:style-name="P4">---------------------------------------------------------------</text:p>
      <text:p text:style-name="P3">Assinatura</text:p>
      <text:p text:style-name="P5"/>
      <text:p text:style-name="P13"/>
      <text:p text:style-name="P13"/>
      <text:p text:style-name="P10"><text:span text:style-name="T2">Observação</text:span>: este documento deve ser emitido em papel timbrado que identifique o</text:p>
      <text:p text:style-name="P9">emiss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size="12pt" fo:font-weight="bold" officeooo:rsid="00069b6a" officeooo:paragraph-rsid="0099fada" style:font-size-asian="12pt" style:font-weight-asian="bold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size="11pt" fo:font-weight="bold" officeooo:rsid="00c743a6" officeooo:paragraph-rsid="00c743a6" style:font-size-asian="11pt" style:font-weight-asian="bold" style:font-size-complex="11pt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dce3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X</text:span></text:p>
        <text:p text:style-name="MP2">MODELO PROPOSTA PREÇOS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08-19T16:24:34.705000000</dc:date>
    <meta:editing-duration>PT14H45M47S</meta:editing-duration>
    <meta:editing-cycles>197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33" meta:word-count="148" meta:character-count="1011" meta:non-whitespace-character-count="893"/>
  </office:meta>
</office:document-meta>
</file>